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</style:style>
    <style:style style:name="T455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76949455BR</text:p>
        </text:list-item>
        <text:list-item>
          <text:p text:style-name="P305">AK214488297BR</text:p>
        </text:list-item>
        <text:list-item>
          <text:p text:style-name="P306">AK215591503BR</text:p>
        </text:list-item>
        <text:list-item>
          <text:p text:style-name="P307">AA179323918BR</text:p>
        </text:list-item>
        <text:list-item>
          <text:p text:style-name="P308">AK216803796BR</text:p>
        </text:list-item>
        <text:list-item>
          <text:p text:style-name="P309">AK217448093BR</text:p>
        </text:list-item>
        <text:list-item>
          <text:p text:style-name="P310">AK214759030BR</text:p>
        </text:list-item>
        <text:list-item>
          <text:p text:style-name="P311">AK216468803BR</text:p>
        </text:list-item>
        <text:list-item>
          <text:p text:style-name="P312">AK215183305BR</text:p>
        </text:list-item>
        <text:list-item>
          <text:p text:style-name="P313">AK215150660BR</text:p>
        </text:list-item>
        <text:list-item>
          <text:p text:style-name="P314">AK215611154BR</text:p>
        </text:list-item>
        <text:list-item>
          <text:p text:style-name="P315">AK214385947BR</text:p>
        </text:list-item>
        <text:list-item>
          <text:p text:style-name="P316">AK214480316BR</text:p>
        </text:list-item>
        <text:list-item>
          <text:p text:style-name="P317">AA180969669BR</text:p>
        </text:list-item>
        <text:list-item>
          <text:p text:style-name="P318">AK213526008BR</text:p>
        </text:list-item>
        <text:list-item>
          <text:p text:style-name="P319">AA180939905BR</text:p>
        </text:list-item>
        <text:list-item>
          <text:p text:style-name="P320">AA182369614BR</text:p>
        </text:list-item>
        <text:list-item>
          <text:p text:style-name="P321">AA177622477BR</text:p>
        </text:list-item>
        <text:list-item>
          <text:p text:style-name="P322">AK219118497BR</text:p>
        </text:list-item>
        <text:list-item>
          <text:p text:style-name="P323">AK219032218BR</text:p>
        </text:list-item>
        <text:list-item>
          <text:p text:style-name="P324">AK218442199BR</text:p>
        </text:list-item>
        <text:list-item>
          <text:p text:style-name="P325">AK213264633BR</text:p>
        </text:list-item>
        <text:list-item>
          <text:p text:style-name="P326">AA180568175BR</text:p>
        </text:list-item>
        <text:list-item>
          <text:p text:style-name="P327">AK218164711BR</text:p>
        </text:list-item>
        <text:list-item>
          <text:p text:style-name="P328">AK213300565BR</text:p>
        </text:list-item>
        <text:list-item>
          <text:p text:style-name="P329">AK216440779BR</text:p>
        </text:list-item>
        <text:list-item>
          <text:p text:style-name="P330">AA180863478BR</text:p>
        </text:list-item>
        <text:list-item>
          <text:p text:style-name="P331">AK215826892BR</text:p>
        </text:list-item>
        <text:list-item>
          <text:p text:style-name="P332">AK213605099BR</text:p>
        </text:list-item>
        <text:list-item>
          <text:p text:style-name="P333">AK218223729BR</text:p>
        </text:list-item>
        <text:list-item>
          <text:p text:style-name="P334">AA180978793BR</text:p>
        </text:list-item>
        <text:list-item>
          <text:p text:style-name="P335">AA179662920BR</text:p>
        </text:list-item>
        <text:list-item>
          <text:p text:style-name="P336">AK217237810BR</text:p>
        </text:list-item>
        <text:list-item>
          <text:p text:style-name="P337">AK217024412BR</text:p>
        </text:list-item>
        <text:list-item>
          <text:p text:style-name="P338">AA182468492BR</text:p>
        </text:list-item>
        <text:list-item>
          <text:p text:style-name="P339">AA182340451BR</text:p>
        </text:list-item>
        <text:list-item>
          <text:p text:style-name="P340">AA180783409BR</text:p>
        </text:list-item>
        <text:list-item>
          <text:p text:style-name="P341">AA180199912BR</text:p>
        </text:list-item>
        <text:list-item>
          <text:p text:style-name="P342">AK217188950BR</text:p>
        </text:list-item>
        <text:list-item>
          <text:p text:style-name="P343">AK218493743BR</text:p>
        </text:list-item>
        <text:list-item>
          <text:p text:style-name="P344">AK219102157BR</text:p>
        </text:list-item>
        <text:list-item>
          <text:p text:style-name="P345">AK219052977BR</text:p>
        </text:list-item>
        <text:list-item>
          <text:p text:style-name="P346">AA180374452BR</text:p>
        </text:list-item>
        <text:list-item>
          <text:p text:style-name="P347">AK216310442BR</text:p>
        </text:list-item>
        <text:list-item>
          <text:p text:style-name="P348">AK216248983BR</text:p>
        </text:list-item>
        <text:list-item>
          <text:p text:style-name="P349">AK212966079BR</text:p>
        </text:list-item>
        <text:list-item>
          <text:p text:style-name="P350">AK216953787BR</text:p>
        </text:list-item>
        <text:list-item>
          <text:p text:style-name="P351">SY422789949BR</text:p>
        </text:list-item>
        <text:list-item>
          <text:p text:style-name="P352">AK213278270BR</text:p>
        </text:list-item>
        <text:list-item>
          <text:p text:style-name="P353">AK215428184BR</text:p>
        </text:list-item>
        <text:list-item>
          <text:p text:style-name="P354">AK218942393BR</text:p>
        </text:list-item>
        <text:list-item>
          <text:p text:style-name="P355">AK218921827BR</text:p>
        </text:list-item>
        <text:list-item>
          <text:p text:style-name="P356">AA180684349BR</text:p>
        </text:list-item>
        <text:list-item>
          <text:p text:style-name="P357">AK218388060BR</text:p>
        </text:list-item>
        <text:list-item>
          <text:p text:style-name="P358">AK214627158BR</text:p>
        </text:list-item>
        <text:list-item>
          <text:p text:style-name="P359">AK216497291BR</text:p>
        </text:list-item>
        <text:list-item>
          <text:p text:style-name="P360">AK214328919BR</text:p>
        </text:list-item>
        <text:list-item>
          <text:p text:style-name="P361">AK213943635BR</text:p>
        </text:list-item>
        <text:list-item>
          <text:p text:style-name="P362">AK216738718BR</text:p>
        </text:list-item>
        <text:list-item>
          <text:p text:style-name="P363">AK218997278BR</text:p>
        </text:list-item>
        <text:list-item>
          <text:p text:style-name="P364">AK216979841BR</text:p>
        </text:list-item>
        <text:list-item>
          <text:p text:style-name="P365">AK218596986BR</text:p>
        </text:list-item>
        <text:list-item>
          <text:p text:style-name="P366">AK218891895BR</text:p>
        </text:list-item>
        <text:list-item>
          <text:p text:style-name="P367">AA180758965BR</text:p>
        </text:list-item>
        <text:list-item>
          <text:p text:style-name="P368">AK216507189BR</text:p>
        </text:list-item>
        <text:list-item>
          <text:p text:style-name="P369">AK216539650BR</text:p>
        </text:list-item>
        <text:list-item>
          <text:p text:style-name="P370">AK217044893BR</text:p>
        </text:list-item>
        <text:list-item>
          <text:p text:style-name="P371">AK213437991BR</text:p>
        </text:list-item>
        <text:list-item>
          <text:p text:style-name="P372">AA177229251BR</text:p>
        </text:list-item>
        <text:list-item>
          <text:p text:style-name="P373">AK216393305BR</text:p>
        </text:list-item>
        <text:list-item>
          <text:p text:style-name="P374">AA178925868BR</text:p>
        </text:list-item>
        <text:list-item>
          <text:p text:style-name="P375">AK218569861BR</text:p>
        </text:list-item>
        <text:list-item>
          <text:p text:style-name="P376">AA179837776BR</text:p>
        </text:list-item>
        <text:list-item>
          <text:p text:style-name="P377">AK216911892BR</text:p>
        </text:list-item>
        <text:list-item>
          <text:p text:style-name="P378">AK217839718BR</text:p>
        </text:list-item>
        <text:list-item>
          <text:p text:style-name="P379">AA178593370BR</text:p>
        </text:list-item>
        <text:list-item>
          <text:p text:style-name="P380">AA180728985BR</text:p>
        </text:list-item>
        <text:list-item>
          <text:p text:style-name="P381">AK216943630BR</text:p>
        </text:list-item>
        <text:list-item>
          <text:p text:style-name="P382">AK216819371BR</text:p>
        </text:list-item>
        <text:list-item>
          <text:p text:style-name="P383">AA179408600BR</text:p>
        </text:list-item>
        <text:list-item>
          <text:p text:style-name="P384">AA179194060BR</text:p>
        </text:list-item>
        <text:list-item>
          <text:p text:style-name="P385">AK213789928BR</text:p>
        </text:list-item>
        <text:list-item>
          <text:p text:style-name="P386">AK213841755BR</text:p>
        </text:list-item>
        <text:list-item>
          <text:p text:style-name="P387">AA179630388BR</text:p>
        </text:list-item>
        <text:list-item>
          <text:p text:style-name="P388">AK213737863BR</text:p>
        </text:list-item>
        <text:list-item>
          <text:p text:style-name="P389">AA180267921BR</text:p>
        </text:list-item>
        <text:list-item>
          <text:p text:style-name="P390">AK215582254BR</text:p>
        </text:list-item>
        <text:list-item>
          <text:p text:style-name="P391">AK215555951BR</text:p>
        </text:list-item>
        <text:list-item>
          <text:p text:style-name="P392">AK213253485BR</text:p>
        </text:list-item>
        <text:list-item>
          <text:p text:style-name="P393">AK213072077BR</text:p>
        </text:list-item>
        <text:list-item>
          <text:p text:style-name="P394">AK214636384BR</text:p>
        </text:list-item>
        <text:list-item>
          <text:p text:style-name="P395">AK215194229BR</text:p>
        </text:list-item>
        <text:list-item>
          <text:p text:style-name="P396">AK215364515BR</text:p>
        </text:list-item>
        <text:list-item>
          <text:p text:style-name="P397">AK215522383BR</text:p>
        </text:list-item>
        <text:list-item>
          <text:p text:style-name="P398">AA177351876BR</text:p>
        </text:list-item>
        <text:list-item>
          <text:p text:style-name="P399">AK212992635BR</text:p>
        </text:list-item>
        <text:list-item>
          <text:p text:style-name="P400">AK213423198BR</text:p>
        </text:list-item>
        <text:list-item>
          <text:p text:style-name="P401">AK217274579BR</text:p>
        </text:list-item>
        <text:list-item>
          <text:p text:style-name="P402">AK217255124BR</text:p>
        </text:list-item>
        <text:list-item>
          <text:p text:style-name="P403">AA181024515BR</text:p>
        </text:list-item>
        <text:list-item>
          <text:p text:style-name="P404">AA180833082BR</text:p>
        </text:list-item>
        <text:list-item>
          <text:p text:style-name="P405">AA180862804BR</text:p>
        </text:list-item>
        <text:list-item>
          <text:p text:style-name="P406">AA180979198BR</text:p>
        </text:list-item>
        <text:list-item>
          <text:p text:style-name="P407">AA179667961BR</text:p>
        </text:list-item>
        <text:list-item>
          <text:p text:style-name="P408">AA177162651BR</text:p>
        </text:list-item>
        <text:list-item>
          <text:p text:style-name="P409">AK216066699BR</text:p>
        </text:list-item>
        <text:list-item>
          <text:p text:style-name="P410">AK216518093BR</text:p>
        </text:list-item>
        <text:list-item>
          <text:p text:style-name="P411">AA180333387BR</text:p>
        </text:list-item>
        <text:list-item>
          <text:p text:style-name="P412">AK216560431BR</text:p>
        </text:list-item>
        <text:list-item>
          <text:p text:style-name="P413">AK214367395BR</text:p>
        </text:list-item>
        <text:list-item>
          <text:p text:style-name="P414">AA180455672BR</text:p>
        </text:list-item>
        <text:list-item>
          <text:p text:style-name="P415">AK214365620BR</text:p>
        </text:list-item>
        <text:list-item>
          <text:p text:style-name="P416">AA181573551BR</text:p>
        </text:list-item>
        <text:list-item>
          <text:p text:style-name="P417">AK216842242BR</text:p>
        </text:list-item>
        <text:list-item>
          <text:p text:style-name="P418">AA179288323BR</text:p>
        </text:list-item>
        <text:list-item>
          <text:p text:style-name="P419">AK213849839BR</text:p>
        </text:list-item>
        <text:list-item>
          <text:p text:style-name="P420">AK214040699BR</text:p>
        </text:list-item>
        <text:list-item>
          <text:p text:style-name="P421">AK214043810BR</text:p>
        </text:list-item>
        <text:list-item>
          <text:p text:style-name="P422">AK216394133BR</text:p>
        </text:list-item>
        <text:list-item>
          <text:p text:style-name="P423">AA180350310BR</text:p>
        </text:list-item>
        <text:list-item>
          <text:p text:style-name="P424">AK215811972BR</text:p>
        </text:list-item>
        <text:list-item>
          <text:p text:style-name="P425">AK214784286BR</text:p>
        </text:list-item>
        <text:list-item>
          <text:p text:style-name="P426">AA179543012BR</text:p>
        </text:list-item>
        <text:list-item>
          <text:p text:style-name="P427">AK215515569BR</text:p>
        </text:list-item>
        <text:list-item>
          <text:p text:style-name="P428">AK216579543BR</text:p>
        </text:list-item>
        <text:list-item>
          <text:p text:style-name="P429">AK215877611BR</text:p>
        </text:list-item>
        <text:list-item>
          <text:p text:style-name="P430">AK216943073BR</text:p>
        </text:list-item>
        <text:list-item>
          <text:p text:style-name="P431">AK216554657BR</text:p>
        </text:list-item>
        <text:list-item>
          <text:p text:style-name="P432">AA176637373BR</text:p>
        </text:list-item>
        <text:list-item>
          <text:p text:style-name="P433">AK216771532BR</text:p>
        </text:list-item>
        <text:list-item>
          <text:p text:style-name="P434">AA181598505BR</text:p>
        </text:list-item>
        <text:list-item>
          <text:p text:style-name="P435">AK215723601BR</text:p>
        </text:list-item>
        <text:list-item>
          <text:p text:style-name="P436">AK213824240BR</text:p>
        </text:list-item>
        <text:list-item>
          <text:p text:style-name="P437">AK216775208BR</text:p>
        </text:list-item>
        <text:list-item>
          <text:p text:style-name="P438">AK216649540BR</text:p>
        </text:list-item>
        <text:list-item>
          <text:p text:style-name="P439">AK216666622BR</text:p>
        </text:list-item>
        <text:list-item>
          <text:p text:style-name="P440">AK213764413BR</text:p>
        </text:list-item>
        <text:list-item>
          <text:p text:style-name="P441">AK214360640BR</text:p>
        </text:list-item>
        <text:list-item>
          <text:p text:style-name="P442">AA182295545BR</text:p>
        </text:list-item>
        <text:list-item>
          <text:p text:style-name="P443">AK215739938BR</text:p>
        </text:list-item>
        <text:list-item>
          <text:p text:style-name="P444">AK216713265BR</text:p>
        </text:list-item>
        <text:list-item>
          <text:p text:style-name="P445">AA182500269BR</text:p>
        </text:list-item>
        <text:list-item>
          <text:p text:style-name="P446">AA182353693BR</text:p>
        </text:list-item>
        <text:list-item>
          <text:p text:style-name="P447">AK218546313BR</text:p>
        </text:list-item>
        <text:list-item>
          <text:p text:style-name="P448">AK218091475BR</text:p>
        </text:list-item>
        <text:list-item>
          <text:p text:style-name="P449">AK212966238BR</text:p>
        </text:list-item>
        <text:list-item>
          <text:p text:style-name="P450">AA182308561BR</text:p>
        </text:list-item>
        <text:list-item>
          <text:p text:style-name="P451">AK215503804BR</text:p>
        </text:list-item>
        <text:list-item>
          <text:p text:style-name="P452">AK216742536BR</text:p>
        </text:list-item>
        <text:list-item>
          <text:p text:style-name="P453">AA182675543BR</text:p>
        </text:list-item>
        <text:list-item>
          <text:p text:style-name="P454"><text:span text:style-name="T455">AK219032589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51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5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5T21:14:00Z</meta:creation-date>
    <dc:date>2024-07-15T21:1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30" meta:character-count="2110" meta:row-count="14" meta:non-whitespace-character-count="1784"/>
  </office:meta>
</office:document-meta>
</file>